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style:font-face style:name="Helvetica Neue" svg:font-family="'Helvetica Neue', Helvetica, Arial, sans-serif, Batch-Icons"/>
    <style:font-face style:name="Tahoma1" svg:font-family="Tahoma"/>
    <style:font-face style:name="Times" svg:font-family="Times"/>
    <style:font-face style:name="he" svg:font-family="he"/>
    <style:font-face style:name="Helvetica1" svg:font-family="Helvetica" style:font-family-generic="swis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 style:family="table">
      <style:table-properties style:width="19.029cm" fo:margin-left="0.413cm" fo:margin-right="0.06cm" fo:margin-top="0cm" fo:margin-bottom="0cm" table:align="margins"/>
    </style:style>
    <style:style style:name="Table2.A" style:family="table-column">
      <style:table-column-properties style:column-width="8.162cm" style:rel-column-width="28108*"/>
    </style:style>
    <style:style style:name="Table2.B" style:family="table-column">
      <style:table-column-properties style:column-width="0.788cm" style:rel-column-width="2715*"/>
    </style:style>
    <style:style style:name="Table2.C" style:family="table-column">
      <style:table-column-properties style:column-width="1.139cm" style:rel-column-width="3924*"/>
    </style:style>
    <style:style style:name="Table2.D" style:family="table-column">
      <style:table-column-properties style:column-width="0.249cm" style:rel-column-width="856*"/>
    </style:style>
    <style:style style:name="Table2.E" style:family="table-column">
      <style:table-column-properties style:column-width="8.691cm" style:rel-column-width="29932*"/>
    </style:style>
    <style:style style:name="Table2.1" style:family="table-row">
      <style:table-row-properties style:min-row-height="5.906cm"/>
    </style:style>
    <style:style style:name="Table2.A1" style:family="table-cell">
      <style:table-cell-properties fo:background-color="transparent" fo:padding="0cm" fo:border="none">
        <style:background-image/>
      </style:table-cell-properties>
    </style:style>
    <style:style style:name="Table2.D1" style:family="table-cell">
      <style:table-cell-properties fo:background-color="transparent" fo:padding="0.049cm" fo:border-left="0.05pt solid #000000" fo:border-right="none" fo:border-top="0.05pt solid #000000" fo:border-bottom="0.05pt solid #000000">
        <style:background-image/>
      </style:table-cell-properties>
    </style:style>
    <style:style style:name="Table2.E1" style:family="table-cell">
      <style:table-cell-properties fo:padding="0.049cm" fo:border-left="none" fo:border-right="0.05pt solid #000000" fo:border-top="0.05pt solid #000000" fo:border-bottom="0.05pt solid #000000"/>
    </style:style>
    <style:style style:name="Table2.2" style:family="table-row">
      <style:table-row-properties style:min-row-height="0.556cm"/>
    </style:style>
    <style:style style:name="Table2.E2" style:family="table-cell">
      <style:table-cell-properties fo:padding="0cm" fo:border="none"/>
    </style:style>
    <style:style style:name="Table_5f_Title_5f_String" style:display-name="Table_Title_String" style:family="table">
      <style:table-properties style:width="19.061cm" fo:margin-left="0.376cm" table:align="left"/>
    </style:style>
    <style:style style:name="Table_5f_Title_5f_String.A" style:display-name="Table_Title_String.A" style:family="table-column">
      <style:table-column-properties style:column-width="19.061cm"/>
    </style:style>
    <style:style style:name="Table_5f_Title_5f_String.A1" style:display-name="Table_Title_String.A1" style:family="table-cell">
      <style:table-cell-properties fo:padding="0cm" fo:border="none"/>
    </style:style>
    <style:style style:name="Table7" style:family="table">
      <style:table-properties style:width="19.502cm" table:align="margins"/>
    </style:style>
    <style:style style:name="Table7.A" style:family="table-column">
      <style:table-column-properties style:column-width="3.249cm" style:rel-column-width="10918*"/>
    </style:style>
    <style:style style:name="Table7.B" style:family="table-column">
      <style:table-column-properties style:column-width="6.784cm" style:rel-column-width="22797*"/>
    </style:style>
    <style:style style:name="Table7.C" style:family="table-column">
      <style:table-column-properties style:column-width="0.265cm" style:rel-column-width="889*"/>
    </style:style>
    <style:style style:name="Table7.D" style:family="table-column">
      <style:table-column-properties style:column-width="2.891cm" style:rel-column-width="9715*"/>
    </style:style>
    <style:style style:name="Table7.E" style:family="table-column">
      <style:table-column-properties style:column-width="6.313cm" style:rel-column-width="21216*"/>
    </style:style>
    <style:style style:name="Table7.A1" style:family="table-cell">
      <style:table-cell-properties fo:padding="0.097cm" fo:border="none"/>
    </style:style>
    <style:style style:name="Move_5f_Line_5f_Header" style:display-name="Move_Line_Header" style:family="table">
      <style:table-properties style:width="18.782cm" fo:margin-left="0.515cm" fo:margin-right="0.205cm" table:align="margins"/>
    </style:style>
    <style:style style:name="Move_5f_Line_5f_Header.A" style:display-name="Move_Line_Header.A" style:family="table-column">
      <style:table-column-properties style:column-width="14.878cm" style:rel-column-width="51914*"/>
    </style:style>
    <style:style style:name="Move_5f_Line_5f_Header.B" style:display-name="Move_Line_Header.B" style:family="table-column">
      <style:table-column-properties style:column-width="1.342cm" style:rel-column-width="4683*"/>
    </style:style>
    <style:style style:name="Move_5f_Line_5f_Header.C" style:display-name="Move_Line_Header.C" style:family="table-column">
      <style:table-column-properties style:column-width="2.561cm" style:rel-column-width="8938*"/>
    </style:style>
    <style:style style:name="Move_5f_Line_5f_Header.1" style:display-name="Move_Line_Header.1" style:family="table-row">
      <style:table-row-properties style:min-row-height="0.824cm"/>
    </style:style>
    <style:style style:name="Move_5f_Line_5f_Header.A1" style:display-name="Move_Line_Header.A1" style:family="table-cell">
      <style:table-cell-properties fo:background-color="transparent" fo:padding="0cm" fo:border-left="none" fo:border-right="none" fo:border-top="none" fo:border-bottom="0.05pt solid #000000">
        <style:background-image/>
      </style:table-cell-properties>
    </style:style>
    <style:style style:name="Move_5f_Line_5f_Contect_5f_Assign_5f_State" style:display-name="Move_Line_Contect_Assign_State" style:family="table">
      <style:table-properties style:width="18.925cm" fo:margin-left="0.489cm" fo:margin-right="0.088cm" table:align="margins"/>
    </style:style>
    <style:style style:name="Move_5f_Line_5f_Contect_5f_Assign_5f_State.A" style:display-name="Move_Line_Contect_Assign_State.A" style:family="table-column">
      <style:table-column-properties style:column-width="14.919cm" style:rel-column-width="51663*"/>
    </style:style>
    <style:style style:name="Move_5f_Line_5f_Contect_5f_Assign_5f_State.B" style:display-name="Move_Line_Contect_Assign_State.B" style:family="table-column">
      <style:table-column-properties style:column-width="1.302cm" style:rel-column-width="4507*"/>
    </style:style>
    <style:style style:name="Move_5f_Line_5f_Contect_5f_Assign_5f_State.C" style:display-name="Move_Line_Contect_Assign_State.C" style:family="table-column">
      <style:table-column-properties style:column-width="2.704cm" style:rel-column-width="9365*"/>
    </style:style>
    <style:style style:name="Move_5f_Line_5f_Contect_5f_Assign_5f_State.1" style:display-name="Move_Line_Contect_Assign_State.1" style:family="table-row">
      <style:table-row-properties style:min-row-height="0.132cm"/>
    </style:style>
    <style:style style:name="Move_5f_Line_5f_Contect_5f_Assign_5f_State.A1" style:display-name="Move_Line_Contect_Assign_State.A1" style:family="table-cell">
      <style:table-cell-properties fo:background-color="transparent" fo:padding="0.097cm" fo:border-left="none" fo:border-right="none" fo:border-top="none" fo:border-bottom="0.05pt solid #e6e6e6">
        <style:background-image/>
      </style:table-cell-properties>
    </style:style>
    <style:style style:name="Table1" style:family="table">
      <style:table-properties style:width="18.888cm" fo:margin-left="0.489cm" fo:margin-right="0.125cm" table:align="margins"/>
    </style:style>
    <style:style style:name="Table1.A" style:family="table-column">
      <style:table-column-properties style:column-width="9.305cm" style:rel-column-width="32284*"/>
    </style:style>
    <style:style style:name="Table1.B" style:family="table-column">
      <style:table-column-properties style:column-width="2.692cm" style:rel-column-width="9339*"/>
    </style:style>
    <style:style style:name="Table1.C" style:family="table-column">
      <style:table-column-properties style:column-width="2.434cm" style:rel-column-width="8445*"/>
    </style:style>
    <style:style style:name="Table1.D" style:family="table-column">
      <style:table-column-properties style:column-width="1.834cm" style:rel-column-width="6364*"/>
    </style:style>
    <style:style style:name="Table1.E" style:family="table-column">
      <style:table-column-properties style:column-width="2.623cm" style:rel-column-width="9103*"/>
    </style:style>
    <style:style style:name="Table1.1" style:family="table-row">
      <style:table-row-properties style:min-row-height="0.132cm"/>
    </style:style>
    <style:style style:name="Table1.A1" style:family="table-cell">
      <style:table-cell-properties fo:background-color="transparent" fo:padding="0cm" fo:border-left="none" fo:border-right="none" fo:border-top="none" fo:border-bottom="0.05pt solid #e6e6e6">
        <style:background-image/>
      </style:table-cell-properties>
    </style:style>
    <style:style style:name="Table3" style:family="table">
      <style:table-properties style:width="19.502cm" table:align="margins" style:shadow="none"/>
    </style:style>
    <style:style style:name="Table3.A" style:family="table-column">
      <style:table-column-properties style:column-width="9.751cm" style:rel-column-width="32767*"/>
    </style:style>
    <style:style style:name="Table3.A1" style:family="table-cell">
      <style:table-cell-properties fo:background-color="transparent" fo:padding="0.097cm" fo:border="none">
        <style:background-image/>
      </style:table-cell-properties>
    </style:style>
    <style:style style:name="Table3.2" style:family="table-row">
      <style:table-row-properties style:min-row-height="0.284cm"/>
    </style:style>
    <style:style style:name="P1" style:family="paragraph" style:parent-style-name="terp_5f_header">
      <style:paragraph-properties fo:text-align="center" style:justify-single-word="false"/>
      <style:text-properties fo:font-size="18pt" style:font-size-asian="18pt" style:font-size-complex="18pt"/>
    </style:style>
    <style:style style:name="P2" style:family="paragraph" style:parent-style-name="terp_5f_header">
      <style:text-properties fo:font-size="9pt" fo:font-weight="normal" style:font-size-asian="9pt" style:font-weight-asian="normal" style:font-size-complex="9pt" style:font-weight-complex="normal"/>
    </style:style>
    <style:style style:name="P3" style:family="paragraph" style:parent-style-name="terp_5f_default_5f_Bold_5f_8">
      <style:paragraph-properties fo:text-align="start" style:justify-single-word="false"/>
      <style:text-properties style:font-name="Helvetica" fo:font-size="9pt" style:font-name-asian="AR PL ShanHeiSun Uni" style:font-size-asian="9pt" style:font-name-complex="Tahoma" style:font-size-complex="9pt"/>
    </style:style>
    <style:style style:name="P4" style:family="paragraph" style:parent-style-name="Table_20_Contents">
      <style:paragraph-properties fo:text-align="start" style:justify-single-word="false"/>
      <style:text-properties style:font-name="Helvetica" fo:font-size="9pt" style:font-name-asian="AR PL ShanHeiSun Uni" style:font-size-asian="9pt" style:font-name-complex="Tahoma" style:font-size-complex="9pt"/>
    </style:style>
    <style:style style:name="P5" style:family="paragraph" style:parent-style-name="terp_5f_default_5f_9">
      <style:text-properties fo:font-weight="normal" style:font-weight-asian="normal" style:font-weight-complex="normal"/>
    </style:style>
    <style:style style:name="P6" style:family="paragraph" style:parent-style-name="Table_20_Contents">
      <style:paragraph-properties fo:text-align="start" style:justify-single-word="false"/>
      <style:text-properties style:font-name="Helvetica" fo:font-size="12pt" style:font-name-asian="AR PL ShanHeiSun Uni" style:font-size-asian="10.5pt" style:font-name-complex="Tahoma" style:font-size-complex="12pt"/>
    </style:style>
    <style:style style:name="P7" style:family="paragraph" style:parent-style-name="terp_5f_default_5f_2">
      <style:text-properties fo:font-size="12pt" officeooo:rsid="001cd576" officeooo:paragraph-rsid="001cd576" style:font-size-asian="10.5pt" style:font-size-complex="12pt"/>
    </style:style>
    <style:style style:name="T1" style:family="text">
      <style:text-properties fo:font-variant="normal" fo:text-transform="none" fo:color="#000000" style:font-name="Helvetica Neue" fo:font-size="10.5pt" fo:letter-spacing="normal" fo:font-style="normal" fo:font-weight="normal"/>
    </style:style>
    <style:style style:name="T2" style:family="text">
      <style:text-properties fo:font-variant="normal" fo:text-transform="none" fo:color="#000000" style:font-name="Helvetica Neue" fo:letter-spacing="normal" fo:font-style="normal" fo:font-weight="normal"/>
    </style:style>
    <style:style style:name="T3" style:family="text">
      <style:text-properties fo:font-variant="normal" fo:text-transform="none" fo:color="#000000" style:font-name="Helvetica Neue" fo:font-size="8pt" fo:letter-spacing="normal" fo:font-style="normal" fo:font-weight="normal" style:font-size-asian="8pt" style:font-size-complex="8pt"/>
    </style:style>
    <style:style style:name="T4" style:family="text">
      <style:text-properties fo:font-variant="normal" fo:text-transform="none" fo:color="#000000" fo:font-size="8pt" fo:letter-spacing="normal" fo:font-style="normal" fo:font-weight="normal" style:font-size-asian="8pt" style:font-size-complex="8pt"/>
    </style:style>
    <style:style style:name="T5" style:family="text">
      <style:text-properties fo:font-variant="normal" fo:text-transform="none" fo:color="#000000" style:font-name="he" fo:font-size="8pt" fo:letter-spacing="normal" fo:font-style="normal" fo:font-weight="normal" style:font-size-asian="8pt" style:font-size-complex="8pt"/>
    </style:style>
    <style:style style:name="T6" style:family="text">
      <style:text-properties fo:font-variant="normal" fo:text-transform="none" fo:color="#000000" style:font-name="Helvetica1" fo:font-size="8pt" fo:letter-spacing="normal" fo:font-style="normal" fo:font-weight="normal" style:font-size-asian="8pt" style:font-size-complex="8pt"/>
    </style:style>
    <style:style style:name="T7" style:family="text">
      <style:text-properties fo:font-variant="normal" fo:text-transform="none" fo:color="#459dca" style:text-line-through-style="none" style:text-line-through-type="none" style:font-name="Helvetica Neue" fo:font-size="10.5pt" fo:letter-spacing="normal" fo:font-style="normal" style:text-underline-style="none" fo:font-weight="normal" style:text-blinking="false"/>
    </style:style>
    <style:style style:name="T8" style:family="text">
      <style:text-properties fo:font-variant="normal" fo:text-transform="none" fo:color="#459dca" style:text-line-through-style="none" style:text-line-through-type="none" style:font-name="Helvetica Neue" fo:letter-spacing="normal" fo:font-style="normal" style:text-underline-style="none" fo:font-weight="normal" style:text-blinking="false"/>
    </style:style>
    <style:style style:name="T9" style:family="text">
      <style:text-properties fo:font-variant="normal" fo:text-transform="none" fo:color="#459dca" style:text-line-through-style="none" style:text-line-through-type="none" style:font-name="Helvetica Neue" fo:font-size="8pt" fo:letter-spacing="normal" fo:font-style="normal" style:text-underline-style="none" fo:font-weight="normal" style:text-blinking="false" style:font-size-asian="8pt" style:font-size-complex="8pt"/>
    </style:style>
    <style:style style:name="T10" style:family="text">
      <style:text-properties fo:font-variant="normal" fo:text-transform="none" fo:color="#459dca" style:text-line-through-style="none" style:text-line-through-type="none" fo:font-size="8pt" fo:letter-spacing="normal" fo:font-style="normal" style:text-underline-style="none" fo:font-weight="normal" style:text-blinking="false" style:font-size-asian="8pt" style:font-size-complex="8pt"/>
    </style:style>
    <style:style style:name="T11" style:family="text">
      <style:text-properties fo:font-variant="normal" fo:text-transform="none" fo:color="#459dca" style:text-line-through-style="none" style:text-line-through-type="none" style:font-name="he" fo:font-size="8pt" fo:letter-spacing="normal" fo:font-style="normal" style:text-underline-style="none" fo:font-weight="normal" style:text-blinking="false" style:font-size-asian="8pt" style:font-size-complex="8pt"/>
    </style:style>
    <style:style style:name="T12" style:family="text">
      <style:text-properties fo:font-variant="normal" fo:text-transform="none" fo:color="#459dca" style:text-line-through-style="none" style:text-line-through-type="none" style:font-name="Helvetica1" fo:font-size="8pt" fo:letter-spacing="normal" fo:font-style="normal" style:text-underline-style="none" fo:font-weight="normal" style:text-blinking="false" style:font-size-asian="8pt" style:font-size-complex="8pt"/>
    </style:style>
    <style:style style:name="T13" style:family="text">
      <style:text-properties fo:font-size="8pt" style:font-size-asian="8pt" style:font-size-complex="8pt"/>
    </style:style>
    <style:style style:name="T14" style:family="text">
      <style:text-properties style:font-name="he" fo:font-size="8pt" style:font-size-asian="8pt" style:font-size-complex="8pt"/>
    </style:style>
    <style:style style:name="T15" style:family="text">
      <style:text-properties style:font-name="Helvetica1" fo:font-size="8pt" style:font-size-asian="8pt" style:font-size-complex="8pt"/>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rp_5f_default_5f_8">[[repeatIn(objects,'picking')]]</text:p>
      <text:p text:style-name="terp_5f_default_5f_8">[[picking.type == 'out' and picking.partner_id and setLang(picking.partner_id.lang) or '']]</text:p>
      <text:p text:style-name="terp_5f_default_5f_8"/>
      <text:p text:style-name="terp_5f_default_5f_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erp_5f_default_5f_Bold_5f_9"/>
          </table:table-cell>
          <table:table-cell table:style-name="Table2.A1" office:value-type="string">
            <text:p text:style-name="terp_5f_default_5f_8"/>
          </table:table-cell>
          <table:table-cell table:style-name="Table2.A1" office:value-type="string">
            <text:p text:style-name="terp_5f_default_5f_8"/>
          </table:table-cell>
          <table:table-cell table:style-name="Table2.D1" office:value-type="string">
            <text:p text:style-name="terp_5f_default_5f_8"/>
          </table:table-cell>
          <table:table-cell table:style-name="Table2.E1" office:value-type="string">
            <text:p text:style-name="terp_5f_default_5f_Bold_5f_9">Shipping address :</text:p>
            <text:p text:style-name="terp_5f_default_5f_9">[[ (picking.partner_id and picking.partner_id.title and picking.partner_id.title.name) or '' ]] [[ (picking.partner_id and picking.partner_id.name) or '' ]]</text:p>
            <text:p text:style-name="terp_5f_default_5f_9"><text:s/>[[ picking.partner_id and display_address(picking.partner_id) ]]</text:p>
            <text:p text:style-name="terp_5f_default_5f_9">Tel: [[ (picking.partner_id.phone) or removeParentNode('para') ]]</text:p>
            <text:p text:style-name="terp_5f_default_5f_9">M: [[ (picking.partner_id.mobile) or removeParentNode('para') ]]</text:p>
            <text:p text:style-name="terp_5f_default_5f_9">Fax: <text:s/>[[ (picking.partner_id.fax) or removeParentNode('para') <text:s/>]]</text:p>
            <text:p text:style-name="terp_5f_default_5f_9">E: <text:s/>[[ picking.partner_id and picking.partner_id.email <text:s/>or removeParentNode('para') ]]</text:p>
          </table:table-cell>
        </table:table-row>
        <table:table-row table:style-name="Table2.2">
          <table:table-cell table:style-name="Table2.A1" office:value-type="string">
            <text:p text:style-name="terp_5f_default_5f_Bold_5f_9"/>
          </table:table-cell>
          <table:table-cell table:style-name="Table2.A1" office:value-type="string">
            <text:p text:style-name="terp_5f_default_5f_8"/>
          </table:table-cell>
          <table:table-cell table:style-name="Table2.A1" office:value-type="string">
            <text:p text:style-name="terp_5f_default_5f_8"/>
          </table:table-cell>
          <table:table-cell table:style-name="Table2.A1" office:value-type="string">
            <text:p text:style-name="terp_5f_default_5f_8"/>
          </table:table-cell>
          <table:table-cell table:style-name="Table2.E2" office:value-type="string">
            <text:p text:style-name="terp_5f_default_5f_Bold_5f_9"/>
          </table:table-cell>
        </table:table-row>
      </table:table>
      <text:p text:style-name="P2"/>
      <text:p text:style-name="terp_5f_header"/>
      <table:table table:name="Table_Title_String" table:style-name="Table_5f_Title_5f_String">
        <table:table-column table:style-name="Table_5f_Title_5f_String.A"/>
        <table:table-row>
          <table:table-cell table:style-name="Table_5f_Title_5f_String.A1" office:value-type="string">
            <text:p text:style-name="P1">DELIVERY SLIP [[ (picking.type == 'out' or removeParentNode('para')) and '' ]] </text:p>
            <text:p text:style-name="P1">Incoming Shipment [[ (picking.type == 'in' or removeParentNode('para')) and '' ]] </text:p>
            <text:p text:style-name="P1">Internal Shipment [[ (picking.type == 'internal' or removeParentNode('para')) and '' ]] </text:p>
          </table:table-cell>
        </table:table-row>
      </table:table>
      <text:p text:style-name="terp_5f_default_5f_5cm_5f_Above_5f_Space"/>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erp_5f_default_5f_Bold_5f_8">NUMBER:</text:p>
          </table:table-cell>
          <table:table-cell table:style-name="Table7.A1" office:value-type="string">
            <text:p text:style-name="terp_5f_default_5f_9">[[picking.name]]</text:p>
          </table:table-cell>
          <table:table-cell table:style-name="Table7.A1" office:value-type="string">
            <text:p text:style-name="P4"/>
          </table:table-cell>
          <table:table-cell table:style-name="Table7.A1" office:value-type="string">
            <text:p text:style-name="terp_5f_default_5f_Bold_5f_8">DATE:</text:p>
          </table:table-cell>
          <table:table-cell table:style-name="Table7.A1" office:value-type="string">
            <text:p text:style-name="terp_5f_default_5f_9">[[ formatLang(picking.min_date,date = True) ]]</text:p>
          </table:table-cell>
        </table:table-row>
        <table:table-row>
          <table:table-cell table:style-name="Table7.A1" office:value-type="string">
            <text:p text:style-name="terp_5f_default_5f_Bold_5f_8"/>
          </table:table-cell>
          <table:table-cell table:style-name="Table7.A1" office:value-type="string">
            <text:p text:style-name="terp_5f_default_5f_9"/>
          </table:table-cell>
          <table:table-cell table:style-name="Table7.A1" office:value-type="string">
            <text:p text:style-name="P4"/>
          </table:table-cell>
          <table:table-cell table:style-name="Table7.A1" office:value-type="string">
            <text:p text:style-name="terp_5f_default_5f_Bold_5f_8">REQUESTED DATE:</text:p>
          </table:table-cell>
          <table:table-cell table:style-name="Table7.A1" office:value-type="string">
            <text:p text:style-name="terp_5f_default_5f_9">[[ formatLang(picking.requested_date,date = True) ]]</text:p>
          </table:table-cell>
        </table:table-row>
        <table:table-row>
          <table:table-cell table:style-name="Table7.A1" office:value-type="string">
            <text:p text:style-name="terp_5f_default_5f_Bold_5f_8">ORIGIN:</text:p>
          </table:table-cell>
          <table:table-cell table:style-name="Table7.A1" office:value-type="string">
            <text:p text:style-name="terp_5f_default_5f_9">[[picking.origin]]</text:p>
          </table:table-cell>
          <table:table-cell table:style-name="Table7.A1" office:value-type="string">
            <text:p text:style-name="P4"/>
          </table:table-cell>
          <table:table-cell table:style-name="Table7.A1" office:value-type="string">
            <text:p text:style-name="terp_5f_default_5f_Bold_5f_8">TRANSPORT BY:</text:p>
          </table:table-cell>
          <table:table-cell table:style-name="Table7.A1" office:value-type="string">
            <text:p text:style-name="terp_5f_default_5f_9">[[ picking.carrier_id.partner_id.name <text:s/>]]</text:p>
          </table:table-cell>
        </table:table-row>
        <table:table-row>
          <table:table-cell table:style-name="Table7.A1" office:value-type="string">
            <text:p text:style-name="terp_5f_default_5f_Bold_5f_8">CUSTOMER REF:</text:p>
          </table:table-cell>
          <table:table-cell table:style-name="Table7.A1" office:value-type="string">
            <text:p text:style-name="terp_5f_default_5f_9">[[picking.sale_id.client_order_ref]] </text:p>
          </table:table-cell>
          <table:table-cell table:style-name="Table7.A1" office:value-type="string">
            <text:p text:style-name="P4"/>
          </table:table-cell>
          <table:table-cell table:style-name="Table7.A1" office:value-type="string">
            <text:p text:style-name="terp_5f_default_5f_Bold_5f_8">DELIVERY:</text:p>
          </table:table-cell>
          <table:table-cell table:style-name="Table7.A1" office:value-type="string">
            <text:p text:style-name="terp_5f_default_5f_9">[[ picking.delivery_partner_id.name <text:s/>]]</text:p>
          </table:table-cell>
        </table:table-row>
        <table:table-row>
          <table:table-cell table:style-name="Table7.A1" office:value-type="string">
            <text:p text:style-name="P3">COMMENTS:</text:p>
          </table:table-cell>
          <table:table-cell table:style-name="Table7.A1" office:value-type="string">
            <text:p text:style-name="P5">[[picking.delivery_notes]]</text:p>
          </table:table-cell>
          <table:table-cell table:style-name="Table7.A1" office:value-type="string">
            <text:p text:style-name="P4"/>
          </table:table-cell>
          <table:table-cell table:style-name="Table7.A1" office:value-type="string">
            <text:p text:style-name="terp_5f_default_5f_Bold_5f_8">WEIGHT:</text:p>
          </table:table-cell>
          <table:table-cell table:style-name="Table7.A1" office:value-type="string">
            <text:p text:style-name="terp_5f_default_5f_9">[[picking.weight ]]</text:p>
          </table:table-cell>
        </table:table-row>
      </table:table>
      <text:p text:style-name="terp_5f_header"/>
      <text:p text:style-name="terp_5f_header"/>
      <table:table table:name="Move_Line_Header" table:style-name="Move_5f_Line_5f_Header">
        <table:table-column table:style-name="Move_5f_Line_5f_Header.A"/>
        <table:table-column table:style-name="Move_5f_Line_5f_Header.B"/>
        <table:table-column table:style-name="Move_5f_Line_5f_Header.C"/>
        <table:table-header-rows>
          <table:table-row table:style-name="Move_5f_Line_5f_Header.1">
            <table:table-cell table:style-name="Move_5f_Line_5f_Header.A1" office:value-type="string">
              <text:p text:style-name="terp_5f_tblheader_5f_Details">[Product Ref.] Description</text:p>
            </table:table-cell>
            <table:table-cell table:style-name="Move_5f_Line_5f_Header.A1" office:value-type="string">
              <text:p text:style-name="terp_5f_tblheader_5f_Details_5f_Right"/>
            </table:table-cell>
            <table:table-cell table:style-name="Move_5f_Line_5f_Header.A1" office:value-type="string">
              <text:p text:style-name="terp_5f_tblheader_5f_Details_5f_Right">Quantity</text:p>
            </table:table-cell>
          </table:table-row>
        </table:table-header-rows>
      </table:table>
      <text:section text:style-name="Sect1" text:name="Section1">
        <text:p text:style-name="terp_5f_default_5f_2">[[ repeatIn([line for line in picking.move_lines if (line.state == 'confirmed' or line.state=='done' or line.state=='assigned')],'move_lines') ]]</text:p>
        <text:p text:style-name="terp_5f_default_5f_2">[[ (picking.move_lines!=[] and removeParentNode('para')) or removeParentNode('section')]]</text:p>
        <table:table table:name="Move_Line_Contect_Assign_State" table:style-name="Move_5f_Line_5f_Contect_5f_Assign_5f_State">
          <table:table-column table:style-name="Move_5f_Line_5f_Contect_5f_Assign_5f_State.A"/>
          <table:table-column table:style-name="Move_5f_Line_5f_Contect_5f_Assign_5f_State.B"/>
          <table:table-column table:style-name="Move_5f_Line_5f_Contect_5f_Assign_5f_State.C"/>
          <table:table-row table:style-name="Move_5f_Line_5f_Contect_5f_Assign_5f_State.1">
            <table:table-cell table:style-name="Move_5f_Line_5f_Contect_5f_Assign_5f_State.A1" office:value-type="string">
              <text:p text:style-name="terp_5f_default_5f_9">[[ get_product_desc(move_lines) ]]</text:p>
            </table:table-cell>
            <table:table-cell table:style-name="Move_5f_Line_5f_Contect_5f_Assign_5f_State.A1" office:value-type="string">
              <text:p text:style-name="terp_5f_default_5f_Centre_5f_9"/>
            </table:table-cell>
            <table:table-cell table:style-name="Move_5f_Line_5f_Contect_5f_Assign_5f_State.A1" office:value-type="string">
              <text:p text:style-name="terp_5f_default_5f_Right_5f_9">[[ formatLang(move_lines.product_qty,digits=0) ]] </text:p>
            </table:table-cell>
          </table:table-row>
        </table:table>
      </text:section>
      <text:p text:style-name="terp_5f_default_5f_Bold_5f_9"/>
      <text:p text:style-name="terp_5f_default_5f_2"><text:s/></text:p>
      <text:section text:style-name="Sect1" text:name="Section2">
        <text:p text:style-name="terp_5f_default_5f_2">[[ repeatIn([line for line in picking.move_lines if (line.state == 'draft' or line.state=='waiting')],'move_lines') ]]</text:p>
        <text:p text:style-name="terp_5f_default_5f_2">[[ (picking.move_lines!=[] and removeParentNode('para')) or removeParentNode('sec</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erp_5f_default_5f_9"/>
            </table:table-cell>
            <table:table-cell table:style-name="Table1.A1" office:value-type="string">
              <text:p text:style-name="terp_5f_default_5f_Centre_5f_9"/>
            </table:table-cell>
            <table:table-cell table:style-name="Table1.A1" office:value-type="string">
              <text:p text:style-name="terp_5f_default_5f_9"/>
            </table:table-cell>
            <table:table-cell table:style-name="Table1.A1" office:value-type="string">
              <text:p text:style-name="terp_5f_default_5f_Right_5f_9"/>
            </table:table-cell>
            <table:table-cell table:style-name="Table1.A1" office:value-type="string">
              <text:p text:style-name="terp_5f_default_5f_Right_5f_9"/>
            </table:table-cell>
          </table:table-row>
        </table:table>
      </text:section>
      <text:p text:style-name="terp_5f_default_5f_2"/>
      <text:p text:style-name="terp_5f_default_5f_2"/>
      <text:p text:style-name="terp_5f_default_5f_2"/>
      <table:table table:name="Table3" table:style-name="Table3">
        <table:table-column table:style-name="Table3.A" table:number-columns-repeated="2"/>
        <table:table-row>
          <table:table-cell table:style-name="Table3.A1" office:value-type="string">
            <text:p text:style-name="P6"/>
          </table:table-cell>
          <table:table-cell table:style-name="Table3.A1" office:value-type="string">
            <text:p text:style-name="P6"/>
          </table:table-cell>
        </table:table-row>
        <table:table-row table:style-name="Table3.2">
          <table:table-cell table:style-name="Table3.A1" office:value-type="string">
            <text:p text:style-name="P6"/>
          </table:table-cell>
          <table:table-cell table:style-name="Table3.A1" office:value-type="string">
            <text:p text:style-name="P6"/>
          </table:table-cell>
        </table:table-row>
      </table:table>
      <text:p text:style-name="P7"/>
      <text:p text:style-name="P7"><text:span text:style-name="T15">Please note: </text:span><text:span text:style-name="T6">All goods must be checked for damage, and Bridgman must be notified within 30 days of you receiving the goods. Failing to contact us within this time period will make you liable for the delivery and collection cost. For all queries, please email </text:span><text:a xlink:type="simple" xlink:href="https://galtys.codebasehq.com/redirect?support@bridgman.co.uk" office:target-frame-name="_blank" xlink:show="new"><text:span text:style-name="T12">support@bridgman.co.u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Helvetica" svg:font-family="Helvetica"/>
    <style:font-face style:name="Helvetica Neue" svg:font-family="'Helvetica Neue', Helvetica, Arial, sans-serif, Batch-Icons"/>
    <style:font-face style:name="Tahoma1" svg:font-family="Tahoma"/>
    <style:font-face style:name="Times" svg:font-family="Times"/>
    <style:font-face style:name="he" svg:font-family="he"/>
    <style:font-face style:name="Helvetica1" svg:font-family="Helvetica" style:font-family-generic="swis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Helvetica"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erp_5f_header" style:display-name="terp_header" style:family="paragraph" style:parent-style-name="Heading" style:class="text">
      <style:paragraph-properties fo:margin-top="0cm" fo:margin-bottom="0cm" style:contextual-spacing="false" fo:text-align="start" style:justify-single-word="false"/>
      <style:text-properties fo:font-size="12pt" fo:font-weight="bold" style:font-size-asian="14.5pt" style:font-weight-asian="bold" style:font-size-complex="14.5pt" style:font-weight-complex="bold"/>
    </style:style>
    <style:style style:name="terp_5f_header_5f_Centre" style:display-name="terp_header_Centre" style:family="paragraph" style:parent-style-name="terp_5f_header">
      <style:paragraph-properties fo:text-align="center" style:justify-single-word="false"/>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tblheader_5f_Details" style:display-name="terp_tblheader_Details" style:family="paragraph" style:parent-style-name="terp_5f_header" style:class="text" style:master-page-name="">
      <style:paragraph-properties fo:margin-top="0cm" fo:margin-bottom="0cm" style:contextual-spacing="false" style:page-number="auto"/>
      <style:text-properties fo:font-size="9pt" style:font-size-asian="14.5pt" style:font-size-complex="14.5pt"/>
    </style:style>
    <style:style style:name="terp_5f_tblheader_5f_Details_5f_Centre" style:display-name="terp_tblheader_Details_Centre" style:family="paragraph" style:parent-style-name="terp_5f_tblheader_5f_Details">
      <style:paragraph-properties fo:text-align="center" style:justify-single-word="false"/>
      <style:text-properties style:font-size-asian="14.5pt" style:font-size-complex="14.5pt"/>
    </style:style>
    <style:style style:name="terp_5f_default_5f_Centre_5f_8" style:display-name="terp_default_Centre_8" style:family="paragraph" style:parent-style-name="terp_5f_default_5f_8">
      <style:paragraph-properties fo:text-align="center" style:justify-single-word="false"/>
    </style:style>
    <style:style style:name="terp_5f_default_5f_Centre_5f_9" style:display-name="terp_default_Centre_9" style:family="paragraph" style:parent-style-name="terp_5f_default_5f_Centre_5f_8">
      <style:text-properties fo:font-size="9pt"/>
    </style:style>
    <style:style style:name="terp_5f_tblheader_5f_General" style:display-name="terp_tblheader_General" style:family="paragraph" style:parent-style-name="terp_5f_header" style:class="text">
      <style:paragraph-properties fo:margin-top="0.212cm" fo:margin-bottom="0.212cm" style:contextual-spacing="false"/>
      <style:text-properties fo:font-size="8pt" style:font-size-asian="14.5pt" style:font-size-complex="14.5pt"/>
    </style:style>
    <style:style style:name="terp_5f_tblheader_5f_General_5f_Centre" style:display-name="terp_tblheader_General_Centre" style:family="paragraph" style:parent-style-name="terp_5f_tblheader_5f_General">
      <style:paragraph-properties fo:margin-top="0cm" fo:margin-bottom="0cm" style:contextual-spacing="false"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erp_5f_tblheader_5f_General_5f_Right" style:display-name="terp_tblheader_General_Right" style:family="paragraph" style:parent-style-name="terp_5f_tblheader_5f_General_5f_Centre">
      <style:paragraph-properties fo:text-align="end" style:justify-single-word="false"/>
    </style:style>
    <style:style style:name="terp_5f_tblheader_5f_Details_5f_Right" style:display-name="terp_tblheader_Details_Right" style:family="paragraph" style:parent-style-name="terp_5f_tblheader_5f_Details">
      <style:paragraph-properties fo:text-align="end" style:justify-single-word="false"/>
    </style:style>
    <style:style style:name="terp_5f_default_5f_Right_5f_8" style:display-name="terp_default_Right_8" style:family="paragraph" style:parent-style-name="terp_5f_default_5f_8" style:master-page-name="">
      <style:paragraph-properties fo:text-align="end" style:justify-single-word="false" style:page-number="auto"/>
    </style:style>
    <style:style style:name="terp_5f_header_5f_Right" style:display-name="terp_header_Right" style:family="paragraph" style:parent-style-name="terp_5f_header" style:master-page-name="">
      <style:paragraph-properties style:page-number="auto"/>
      <style:text-properties fo:font-size="14.5pt" style:font-size-asian="14.5pt" style:font-size-complex="14.5pt"/>
    </style:style>
    <style:style style:name="terp_5f_default_5f_address" style:display-name="terp_default_address" style:family="paragraph" style:parent-style-name="terp_5f_default_5f_8" style:master-page-name="">
      <style:paragraph-properties style:page-number="auto"/>
      <style:text-properties fo:font-size="10pt"/>
    </style:style>
    <style:style style:name="terp_5f_default_5f_9" style:display-name="terp_default_9" style:family="paragraph" style:parent-style-name="terp_5f_default_5f_8">
      <style:text-properties fo:font-size="9pt"/>
    </style:style>
    <style:style style:name="terp_5f_default_5f_Bold_5f_9" style:display-name="terp_default_Bold_9" style:family="paragraph" style:parent-style-name="terp_5f_default_5f_Bold_5f_8">
      <style:text-properties fo:font-size="9pt"/>
    </style:style>
    <style:style style:name="terp_5f_default_5f_Right_5f_9" style:display-name="terp_default_Right_9" style:family="paragraph" style:parent-style-name="terp_5f_default_5f_Right_5f_8" style:master-page-name="">
      <style:paragraph-properties style:page-number="auto" style:shadow="none"/>
      <style:text-properties fo:font-size="9pt"/>
    </style:style>
    <style:style style:name="terp_5f_default_5f_2" style:display-name="terp_default_2" style:family="paragraph" style:parent-style-name="terp_5f_default_5f_9" style:master-page-name="">
      <style:paragraph-properties style:page-number="auto"/>
      <style:text-properties fo:font-size="2pt"/>
    </style:style>
    <style:style style:name="terp_5f_default_5f_5cm_5f_Above_5f_Space" style:display-name="terp_default_5cm_Above_Space" style:family="paragraph" style:parent-style-name="terp_5f_default_5f_8">
      <style:paragraph-properties fo:margin-top="0.199cm" fo:margin-bottom="0cm" style:contextual-spacing="false"/>
    </style:style>
    <style:style style:name="terp_5f_default_5f_1cm_5f_above_5f_space" style:display-name="terp_default_1cm_above_space" style:family="paragraph" style:parent-style-name="terp_5f_default_5f_5cm_5f_Above_5f_Space" style:master-page-name="">
      <style:paragraph-properties fo:margin-top="0.101cm" fo:margin-bottom="0cm" style:contextual-spacing="false" style:page-number="auto"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9.488cm" style:type="center"/>
          <style:tab-stop style:position="18.976cm" style:type="right"/>
        </style:tab-stops>
      </style:paragraph-properties>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499cm" fo:margin-right="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Vinay Rana</meta:initial-creator>
    <meta:creation-date>2008-08-26T11:04:38</meta:creation-date>
    <dc:date>2015-09-09T14:51:12.897666059</dc:date>
    <meta:editing-cycles>526</meta:editing-cycles>
    <meta:editing-duration>P2DT2H49M10S</meta:editing-duration>
    <meta:document-statistic meta:table-count="7" meta:image-count="0" meta:object-count="0" meta:page-count="1" meta:paragraph-count="40" meta:word-count="223" meta:character-count="2102" meta:non-whitespace-character-count="1905"/>
    <meta:user-defined meta:name="Info 1">http://pjb.galtys.com:8069</meta:user-defined>
    <meta:user-defined meta:name="Info 2">admin77</meta:user-defined>
    <meta:user-defined meta:name="Info 3">358</meta:user-defined>
    <meta:user-defined meta:name="Info 4">stock.picking.out</meta:user-defined>
  </office:meta>
</office:document-meta>
</file>